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02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3283in"/>
    </style:style>
    <style:style style:name="co5" style:family="table-column">
      <style:table-column-properties fo:break-before="auto" style:column-width="2.0445in"/>
    </style:style>
    <style:style style:name="co6" style:family="table-column">
      <style:table-column-properties fo:break-before="auto" style:column-width="2.2063in"/>
    </style:style>
    <style:style style:name="co7" style:family="table-column">
      <style:table-column-properties fo:break-before="auto" style:column-width="2.3484in"/>
    </style:style>
    <style:style style:name="co8" style:family="table-column">
      <style:table-column-properties fo:break-before="auto" style:column-width="1.9902in"/>
    </style:style>
    <style:style style:name="co9" style:family="table-column">
      <style:table-column-properties fo:break-before="auto" style:column-width="2.252in"/>
    </style:style>
    <style:style style:name="co10" style:family="table-column">
      <style:table-column-properties fo:break-before="auto" style:column-width="0.939in"/>
    </style:style>
    <style:style style:name="co11" style:family="table-column">
      <style:table-column-properties fo:break-before="auto" style:column-width="2.3071in"/>
    </style:style>
    <style:style style:name="co12" style:family="table-column">
      <style:table-column-properties fo:break-before="auto" style:column-width="1.0811in"/>
    </style:style>
    <style:style style:name="co13" style:family="table-column">
      <style:table-column-properties fo:break-before="auto" style:column-width="2.5563in"/>
    </style:style>
    <style:style style:name="co14" style:family="table-column">
      <style:table-column-properties fo:break-before="auto" style:column-width="2.2957in"/>
    </style:style>
    <style:style style:name="co15" style:family="table-column">
      <style:table-column-properties fo:break-before="auto" style:column-width="2.8402in"/>
    </style:style>
    <style:style style:name="co16" style:family="table-column">
      <style:table-column-properties fo:break-before="auto" style:column-width="2.0118in"/>
    </style:style>
    <style:style style:name="co17" style:family="table-column">
      <style:table-column-properties fo:break-before="auto" style:column-width="1.8244in"/>
    </style:style>
    <style:style style:name="co18" style:family="table-column">
      <style:table-column-properties fo:break-before="auto" style:column-width="1.6953in"/>
    </style:style>
    <style:style style:name="co19" style:family="table-column">
      <style:table-column-properties fo:break-before="auto" style:column-width="1.8264in"/>
    </style:style>
    <style:style style:name="co20" style:family="table-column">
      <style:table-column-properties fo:break-before="auto" style:column-width="1.8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f00"/>
    </style:style>
    <style:style style:name="ce5" style:family="table-cell" style:parent-style-name="Default" style:data-style-name="N2">
      <style:table-cell-properties fo:background-color="#ff0000"/>
      <style:text-properties fo:color="#ffffff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200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Income</text:p>
          </table:table-cell>
          <table:table-cell table:style-name="ce1" table:number-columns-repeated="5"/>
          <table:table-cell table:style-name="ce1" office:value-type="string">
            <text:p>Expenses</text:p>
          </table:table-cell>
          <table:table-cell table:style-name="ce4"/>
          <table:table-cell table:style-name="ce1" table:number-columns-repeated="1016"/>
        </table:table-row>
        <table:table-row table:style-name="ro2">
          <table:table-cell office:value-type="string">
            <text:p>1099-MISC (Cahill &amp; Marquart)</text:p>
          </table:table-cell>
          <table:table-cell office:value-type="float" office:value="5473.47">
            <text:p>5473.47</text:p>
          </table:table-cell>
          <table:table-cell table:number-columns-repeated="4"/>
          <table:table-cell office:value-type="string">
            <text:p>T1 data line (Integra Telecom)</text:p>
          </table:table-cell>
          <table:table-cell table:formula="of:=744.25*10" office:value-type="float" office:value="7442.5">
            <text:p>7442.50</text:p>
          </table:table-cell>
          <table:table-cell table:number-columns-repeated="1016"/>
        </table:table-row>
        <table:table-row table:style-name="ro2">
          <table:table-cell office:value-type="string">
            <text:p>1099-MISC (Miller Norman Assoc)</text:p>
          </table:table-cell>
          <table:table-cell office:value-type="float" office:value="4739.75">
            <text:p>4739.75</text:p>
          </table:table-cell>
          <table:table-cell table:number-columns-repeated="4"/>
          <table:table-cell office:value-type="string">
            <text:p>Quest Telecom (voice/cell)</text:p>
          </table:table-cell>
          <table:table-cell table:formula="of:=102.96*12" office:value-type="float" office:value="1235.52">
            <text:p>1235.52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Server hard drive (Aopen)</text:p>
          </table:table-cell>
          <table:table-cell office:value-type="float" office:value="309.61">
            <text:p>309.6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erver monitors</text:p>
          </table:table-cell>
          <table:table-cell office:value-type="float" office:value="686.55">
            <text:p>686.5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1-Router</text:p>
          </table:table-cell>
          <table:table-cell office:value-type="float" office:value="462.37">
            <text:p>462.37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Omni-Directional Microwave antenna</text:p>
          </table:table-cell>
          <table:table-cell office:value-type="float" office:value="322.71">
            <text:p>322.7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Antenna mount/hardware</text:p>
          </table:table-cell>
          <table:table-cell office:value-type="float" office:value="144.01">
            <text:p>144.01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Reciever/cabling</text:p>
          </table:table-cell>
          <table:table-cell office:value-type="float" office:value="211.44">
            <text:p>211.4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Books</text:p>
          </table:table-cell>
          <table:table-cell office:value-type="float" office:value="474.83">
            <text:p>474.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oftware</text:p>
          </table:table-cell>
          <table:table-cell office:value-type="float" office:value="1794.96">
            <text:p>1794.9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>
            <text:p>Mortgage Interest (Equity One)</text:p>
          </table:table-cell>
          <table:table-cell table:style-name="Default" office:value-type="float" office:value="6952.11">
            <text:p>6952.1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table:formula="of:=SUM([.B2:.B4])" office:value-type="float" office:value="10213.22">
            <text:p>10213.22</text:p>
          </table:table-cell>
          <table:table-cell table:number-columns-repeated="5"/>
          <table:table-cell table:style-name="ce5" table:formula="of:=SUM([.H2:.H15])" office:value-type="float" office:value="20036.61">
            <text:p>20036.61</text:p>
          </table:table-cell>
          <table:table-cell table:number-columns-repeated="1016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3" table:style-name="ta1" table:print="false">
        <table:table-column table:style-name="co5" table:default-cell-style-name="Default"/>
        <table:table-column table:style-name="co3" table:default-cell-style-name="ce3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>
            <text:p>Income</text:p>
          </table:table-cell>
          <table:table-cell table:style-name="ce4"/>
          <table:table-cell table:style-name="ce1" table:number-columns-repeated="4"/>
          <table:table-cell table:style-name="ce1" office:value-type="string">
            <text:p>Expenses</text:p>
          </table:table-cell>
          <table:table-cell table:style-name="ce4"/>
          <table:table-cell table:style-name="ce1" table:number-columns-repeated="1016"/>
        </table:table-row>
        <table:table-row table:style-name="ro1">
          <table:table-cell office:value-type="string">
            <text:p>1099-MISC (Cahill &amp; Marquart)</text:p>
          </table:table-cell>
          <table:table-cell office:value-type="float" office:value="4874.5">
            <text:p>4874.50</text:p>
          </table:table-cell>
          <table:table-cell table:number-columns-repeated="4"/>
          <table:table-cell office:value-type="string">
            <text:p>T1 data line (Integra Telecom)</text:p>
          </table:table-cell>
          <table:table-cell table:style-name="ce3" table:formula="of:=744.25*12" office:value-type="float" office:value="8931">
            <text:p>8931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Books</text:p>
          </table:table-cell>
          <table:table-cell office:value-type="float" office:value="117.09">
            <text:p>117.09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oftware</text:p>
          </table:table-cell>
          <table:table-cell office:value-type="float" office:value="433.22">
            <text:p>433.2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monitor</text:p>
          </table:table-cell>
          <table:table-cell office:value-type="float" office:value="183.77">
            <text:p>183.7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3" office:value-type="string">
            <text:p>Mortgage Interest (Equity One)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table:formula="of:=SUM([.B2:.B6])" office:value-type="float" office:value="4874.5">
            <text:p>4874.50</text:p>
          </table:table-cell>
          <table:table-cell table:number-columns-repeated="5"/>
          <table:table-cell table:style-name="ce2" table:formula="of:=SUM([.H2:.H6])" office:value-type="float" office:value="9665.08">
            <text:p>9665.08</text:p>
          </table:table-cell>
          <table:table-cell table:number-columns-repeated="1016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" table:style-name="ta1" table:print="false">
        <table:table-column table:style-name="co7" table:default-cell-style-name="ce3"/>
        <table:table-column table:style-name="co3" table:number-columns-repeated="5" table:default-cell-style-name="ce3"/>
        <table:table-column table:style-name="co8" table:default-cell-style-name="ce3"/>
        <table:table-column table:style-name="co3" table:number-columns-repeated="1017" table:default-cell-style-name="ce3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5"/>
          <table:table-cell table:style-name="ce4" office:value-type="string">
            <text:p>Expenses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W-2 (RecruitMax)</text:p>
          </table:table-cell>
          <table:table-cell office:value-type="string">
            <text:p>Wages</text:p>
          </table:table-cell>
          <table:table-cell table:number-columns-repeated="2" office:value-type="float" office:value="16681.68">
            <text:p>16681.68</text:p>
          </table:table-cell>
          <table:table-cell table:number-columns-repeated="2"/>
          <table:table-cell office:value-type="string">
            <text:p>T1 data line (Integra Telecom)</text:p>
          </table:table-cell>
          <table:table-cell table:formula="of:=848.22*12" office:value-type="float" office:value="10178.64">
            <text:p>10178.6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854.59">
            <text:p>854.59</text:p>
          </table:table-cell>
          <table:table-cell table:number-columns-repeated="3"/>
          <table:table-cell office:value-type="string">
            <text:p>Hosting fees (Peak 10)</text:p>
          </table:table-cell>
          <table:table-cell office:value-type="float" office:value="295">
            <text:p>295.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SN</text:p>
          </table:table-cell>
          <table:table-cell office:value-type="float" office:value="1034.26">
            <text:p>1034.26</text:p>
          </table:table-cell>
          <table:table-cell table:number-columns-repeated="3"/>
          <table:table-cell office:value-type="string">
            <text:p>Bare servers (Aopen)</text:p>
          </table:table-cell>
          <table:table-cell table:formula="of:=384+384" office:value-type="float" office:value="768">
            <text:p>768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241.88">
            <text:p>241.88</text:p>
          </table:table-cell>
          <table:table-cell table:number-columns-repeated="3"/>
          <table:table-cell office:value-type="string">
            <text:p>Routers (2)</text:p>
          </table:table-cell>
          <table:table-cell table:formula="of:=267+137.79" office:value-type="float" office:value="404.79">
            <text:p>404.79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Quest Telecom (cell)</text:p>
          </table:table-cell>
          <table:table-cell table:formula="of:=561.92*8" office:value-type="float" office:value="4495.36">
            <text:p>4495.36</text:p>
          </table:table-cell>
          <table:table-cell table:number-columns-repeated="1016"/>
        </table:table-row>
        <table:table-row table:style-name="ro2">
          <table:table-cell office:value-type="string">
            <text:p>1099-MISC (Cahill &amp; Marguart)</text:p>
          </table:table-cell>
          <table:table-cell table:number-columns-repeated="2"/>
          <table:table-cell office:value-type="float" office:value="2789.25">
            <text:p>2789.25</text:p>
          </table:table-cell>
          <table:table-cell table:number-columns-repeated="1020"/>
        </table:table-row>
        <table:table-row table:style-name="ro1">
          <table:table-cell office:value-type="string">
            <text:p>1099-MISC (AES International)</text:p>
          </table:table-cell>
          <table:table-cell table:number-columns-repeated="2"/>
          <table:table-cell office:value-type="float" office:value="7800">
            <text:p>7800.00</text:p>
          </table:table-cell>
          <table:table-cell table:number-columns-repeated="2"/>
          <table:table-cell office:value-type="string">
            <text:p>Mortgage Interest (Equity One)</text:p>
          </table:table-cell>
          <table:table-cell office:value-type="float" office:value="6952.11">
            <text:p>6952.1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5" table:formula="of:=SUM([.D2:.D10])" office:value-type="float" office:value="27270.93">
            <text:p>27270.93</text:p>
          </table:table-cell>
          <table:table-cell table:number-columns-repeated="3"/>
          <table:table-cell table:style-name="ce5" table:formula="of:=SUM([.H2:.H10])" office:value-type="float" office:value="23093.9">
            <text:p>23093.90</text:p>
          </table:table-cell>
          <table:table-cell table:number-columns-repeated="1016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5" table:style-name="ta1" table:print="false">
        <table:table-column table:style-name="co9" table:default-cell-style-name="ce3"/>
        <table:table-column table:style-name="co3" table:number-columns-repeated="2" table:default-cell-style-name="ce3"/>
        <table:table-column table:style-name="co10" table:default-cell-style-name="ce3"/>
        <table:table-column table:style-name="co3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16" table:default-cell-style-name="ce3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5"/>
          <table:table-cell table:style-name="ce4" office:value-type="string">
            <text:p>Expenses</text:p>
          </table:table-cell>
          <table:table-cell table:style-name="ce4" table:number-columns-repeated="1017"/>
        </table:table-row>
        <table:table-row table:style-name="ro2">
          <table:table-cell office:value-type="string">
            <text:p>W-2 (RecruitMax)</text:p>
          </table:table-cell>
          <table:table-cell office:value-type="string">
            <text:p>Wages</text:p>
          </table:table-cell>
          <table:table-cell table:number-columns-repeated="2" office:value-type="float" office:value="77809.34">
            <text:p>77809.34</text:p>
          </table:table-cell>
          <table:table-cell table:number-columns-repeated="2"/>
          <table:table-cell office:value-type="string">
            <text:p>Barebone Server (Able Computers)</text:p>
          </table:table-cell>
          <table:table-cell office:value-type="float" office:value="1262">
            <text:p>1262.0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Fed</text:p>
          </table:table-cell>
          <table:table-cell office:value-type="float" office:value="5330.21">
            <text:p>5330.21</text:p>
          </table:table-cell>
          <table:table-cell table:number-columns-repeated="3"/>
          <table:table-cell office:value-type="string">
            <text:p>T1 data line (Integra Telecom)</text:p>
          </table:table-cell>
          <table:table-cell table:formula="of:=1662*12" office:value-type="float" office:value="19944">
            <text:p>19944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4824.18">
            <text:p>4824.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1128.24">
            <text:p>1128.24</text:p>
          </table:table-cell>
          <table:table-cell table:number-columns-repeated="3"/>
          <table:table-cell office:value-type="string">
            <text:p>Medical ER</text:p>
          </table:table-cell>
          <table:table-cell office:value-type="float" office:value="301">
            <text:p>301.0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Other (1099-C, Chase Manhattan)</text:p>
          </table:table-cell>
          <table:table-cell table:style-name="Default"/>
          <table:table-cell/>
          <table:table-cell office:value-type="float" office:value="12026.88">
            <text:p>12026.8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5" table:formula="of:=SUM([.D2:.D11])" office:value-type="float" office:value="89836.22">
            <text:p>89836.22</text:p>
          </table:table-cell>
          <table:table-cell table:number-columns-repeated="3"/>
          <table:table-cell table:style-name="ce5" table:formula="of:=SUM([.H2:.H11])" office:value-type="float" office:value="21507">
            <text:p>21507.00</text:p>
          </table:table-cell>
          <table:table-cell table:number-columns-repeated="1016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6" table:style-name="ta1" table:print="false">
        <table:table-column table:style-name="co13" table:default-cell-style-name="ce3"/>
        <table:table-column table:style-name="co3" table:number-columns-repeated="6" table:default-cell-style-name="ce3"/>
        <table:table-column table:style-name="co14" table:default-cell-style-name="ce3"/>
        <table:table-column table:style-name="co3" table:number-columns-repeated="1016" table:default-cell-style-name="ce3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6"/>
          <table:table-cell table:style-name="ce4" office:value-type="string">
            <text:p>Expenses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W-2 (RecruitMax)</text:p>
          </table:table-cell>
          <table:table-cell office:value-type="string">
            <text:p>Wages</text:p>
          </table:table-cell>
          <table:table-cell table:number-columns-repeated="2" office:value-type="float" office:value="39226.64">
            <text:p>39226.64</text:p>
          </table:table-cell>
          <table:table-cell table:number-columns-repeated="3"/>
          <table:table-cell office:value-type="string">
            <text:p>Peak 10 (data center hosting fees)</text:p>
          </table:table-cell>
          <table:table-cell table:formula="of:=582.73*12" office:value-type="float" office:value="6992.76">
            <text:p>6992.76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Fed</text:p>
          </table:table-cell>
          <table:table-cell office:value-type="float" office:value="3103.1">
            <text:p>3103.10</text:p>
          </table:table-cell>
          <table:table-cell table:number-columns-repeated="4"/>
          <table:table-cell office:value-type="string">
            <text:p>Medical (Ortho)</text:p>
          </table:table-cell>
          <table:table-cell office:value-type="float" office:value="687.5">
            <text:p>687.50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SN</text:p>
          </table:table-cell>
          <table:table-cell office:value-type="float" office:value="2432.05">
            <text:p>2432.05</text:p>
          </table:table-cell>
          <table:table-cell table:number-columns-repeated="4"/>
          <table:table-cell office:value-type="string">
            <text:p>Proslink (data center fees)</text:p>
          </table:table-cell>
          <table:table-cell office:value-type="float" office:value="1734.09">
            <text:p>1734.09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568.79">
            <text:p>568.79</text:p>
          </table:table-cell>
          <table:table-cell table:number-columns-repeated="4"/>
          <table:table-cell office:value-type="string">
            <text:p>Insight DSL fees</text:p>
          </table:table-cell>
          <table:table-cell office:value-type="float" office:value="636.5">
            <text:p>636.5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>
            <text:p>Uhaul (move to Bloomfield, IN)</text:p>
          </table:table-cell>
          <table:table-cell office:value-type="float" office:value="617.98">
            <text:p>617.98</text:p>
          </table:table-cell>
          <table:table-cell table:style-name="ce6" office:value-type="string">
            <text:p>892 mi.</text:p>
          </table:table-cell>
          <table:table-cell table:number-columns-repeated="1014"/>
        </table:table-row>
        <table:table-row table:style-name="ro1">
          <table:table-cell office:value-type="string">
            <text:p>EG&amp;G Technical Services</text:p>
          </table:table-cell>
          <table:table-cell office:value-type="string">
            <text:p>Wages</text:p>
          </table:table-cell>
          <table:table-cell table:number-columns-repeated="2" office:value-type="float" office:value="20766.88">
            <text:p>20766.88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1584.2">
            <text:p>1584.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1287.55">
            <text:p>1287.5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301.12">
            <text:p>301.1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5" table:formula="of:=SUM([.D2:.D12])" office:value-type="float" office:value="59993.52">
            <text:p>59993.52</text:p>
          </table:table-cell>
          <table:table-cell table:number-columns-repeated="4"/>
          <table:table-cell table:style-name="ce5" table:formula="of:=SUM([.I2:.I13])" office:value-type="float" office:value="10668.83">
            <text:p>10668.83</text:p>
          </table:table-cell>
          <table:table-cell table:number-columns-repeated="1015"/>
        </table:table-row>
        <table:table-row table:style-name="ro1" table:number-rows-repeated="65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7" table:style-name="ta1" table:print="false">
        <table:table-column table:style-name="co15" table:default-cell-style-name="ce3"/>
        <table:table-column table:style-name="co3" table:number-columns-repeated="7" table:default-cell-style-name="ce3"/>
        <table:table-column table:style-name="co16" table:default-cell-style-name="ce3"/>
        <table:table-column table:style-name="co3" table:number-columns-repeated="1015" table:default-cell-style-name="ce3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6"/>
          <table:table-cell table:style-name="ce4" office:value-type="string">
            <text:p>Expenses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W-2 (NYK Logistics)</text:p>
          </table:table-cell>
          <table:table-cell office:value-type="string">
            <text:p>Wages</text:p>
          </table:table-cell>
          <table:table-cell table:number-columns-repeated="2" office:value-type="float" office:value="21898.15">
            <text:p>21898.15</text:p>
          </table:table-cell>
          <table:table-cell table:number-columns-repeated="3"/>
          <table:table-cell table:style-name="ce7" office:value-type="date" office:date-value="2007-08-25">
            <text:p>08/25/07</text:p>
          </table:table-cell>
          <table:table-cell office:value-type="string">
            <text:p>Green county general hospital</text:p>
          </table:table-cell>
          <table:table-cell office:value-type="float" office:value="2738.5">
            <text:p>2738.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4510.03">
            <text:p>4510.03</text:p>
          </table:table-cell>
          <table:table-cell table:number-columns-repeated="4"/>
          <table:table-cell table:style-name="ce7" office:value-type="date" office:date-value="2007-08-25">
            <text:p>08/25/07</text:p>
          </table:table-cell>
          <table:table-cell office:value-type="string">
            <text:p>Green county health</text:p>
          </table:table-cell>
          <table:table-cell office:value-type="float" office:value="163.08">
            <text:p>163.08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1357.69">
            <text:p>1357.69</text:p>
          </table:table-cell>
          <table:table-cell table:number-columns-repeated="4"/>
          <table:table-cell table:style-name="ce7" office:value-type="date" office:date-value="2010-08-25">
            <text:p>08/25/10</text:p>
          </table:table-cell>
          <table:table-cell office:value-type="string">
            <text:p>Green county ambulance</text:p>
          </table:table-cell>
          <table:table-cell office:value-type="float" office:value="218">
            <text:p>218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317.52">
            <text:p>317.52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office:value-type="string">
            <text:p>AT&amp;T – cell phone</text:p>
          </table:table-cell>
          <table:table-cell office:value-type="float" office:value="931.68">
            <text:p>931.68</text:p>
          </table:table-cell>
          <table:table-cell table:number-columns-repeated="1014"/>
        </table:table-row>
        <table:table-row table:style-name="ro2">
          <table:table-cell office:value-type="string">
            <text:p>W-2 (Tri-Star Engineering)</text:p>
          </table:table-cell>
          <table:table-cell office:value-type="string">
            <text:p>Wages</text:p>
          </table:table-cell>
          <table:table-cell table:number-columns-repeated="2" office:value-type="float" office:value="21490">
            <text:p>21490.00</text:p>
          </table:table-cell>
          <table:table-cell table:number-columns-repeated="3"/>
          <table:table-cell table:style-name="ce7"/>
          <table:table-cell office:value-type="string">
            <text:p>Insight DSL fees</text:p>
          </table:table-cell>
          <table:table-cell office:value-type="float" office:value="1527.6">
            <text:p>1527.6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2315.23">
            <text:p>2315.23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2">
          <table:table-cell/>
          <table:table-cell office:value-type="string">
            <text:p>SSN</text:p>
          </table:table-cell>
          <table:table-cell office:value-type="float" office:value="1332.38">
            <text:p>1332.38</text:p>
          </table:table-cell>
          <table:table-cell table:number-columns-repeated="4"/>
          <table:table-cell table:style-name="ce7"/>
          <table:table-cell office:value-type="string">
            <text:p>Proslink data center fees</text:p>
          </table:table-cell>
          <table:table-cell office:value-type="float" office:value="9872.2">
            <text:p>9872.2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311.63">
            <text:p>311.63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 office:value-type="string">
            <text:p>W-2 (EG&amp;G)</text:p>
          </table:table-cell>
          <table:table-cell office:value-type="string">
            <text:p>Wages</text:p>
          </table:table-cell>
          <table:table-cell table:number-columns-repeated="2" office:value-type="float" office:value="36899">
            <text:p>36899.00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2722.99">
            <text:p>2722.99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2287.74">
            <text:p>2287.74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535.04">
            <text:p>535.04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office:value-type="string">
            <text:p><text:s text:c="819"/>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office:value-type="string">
            <text:p>W-2 (Nth Penguin)</text:p>
          </table:table-cell>
          <table:table-cell office:value-type="string">
            <text:p>Wages</text:p>
          </table:table-cell>
          <table:table-cell table:number-columns-repeated="2" office:value-type="float" office:value="3653.85">
            <text:p>3653.85</text:p>
          </table:table-cell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402.41">
            <text:p>402.41</text:p>
          </table:table-cell>
          <table:table-cell table:number-columns-repeated="4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226.54">
            <text:p>226.5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52.98">
            <text:p>52.98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>
            <text:p>1099 Misc (Vaco)</text:p>
          </table:table-cell>
          <table:table-cell table:number-columns-repeated="2"/>
          <table:table-cell office:value-type="float" office:value="2000">
            <text:p>2000.00</text:p>
          </table:table-cell>
          <table:table-cell table:number-columns-repeated="1020"/>
        </table:table-row>
        <table:table-row table:style-name="ro1">
          <table:table-cell office:value-type="string">
            <text:p>1099 Misc (Credit Union Interest)</text:p>
          </table:table-cell>
          <table:table-cell table:number-columns-repeated="2"/>
          <table:table-cell office:value-type="float" office:value="10.42">
            <text:p>10.4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table:formula="of:=SUM([.J2:.J24])" office:value-type="float" office:value="15451.06">
            <text:p>15451.0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formula="of:=SUM([.D2:.D28])" office:value-type="float" office:value="85951.42">
            <text:p>85951.42</text:p>
          </table:table-cell>
          <table:table-cell table:number-columns-repeated="1020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table:table-column table:style-name="co17" table:default-cell-style-name="ce3"/>
        <table:table-column table:style-name="co3" table:default-cell-style-name="ce3"/>
        <table:table-column table:style-name="co3" table:number-columns-repeated="5" table:default-cell-style-name="Default"/>
        <table:table-column table:style-name="co18" table:default-cell-style-name="Default"/>
        <table:table-column table:style-name="co3" table:number-columns-repeated="1016" table:default-cell-style-name="Default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6"/>
          <table:table-cell table:style-name="ce4" office:value-type="string">
            <text:p>Expenses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W-2 (Oreck)</text:p>
          </table:table-cell>
          <table:table-cell office:value-type="string">
            <text:p>Wages</text:p>
          </table:table-cell>
          <table:table-cell table:number-columns-repeated="2" office:value-type="float" office:value="68423.45">
            <text:p>68423.45</text:p>
          </table:table-cell>
          <table:table-cell table:number-columns-repeated="3"/>
          <table:table-cell office:value-type="string">
            <text:p>Proslink data center fees</text:p>
          </table:table-cell>
          <table:table-cell office:value-type="float" office:value="1788.42">
            <text:p>1788.42</text:p>
          </table:table-cell>
          <table:table-cell table:number-columns-repeated="2"/>
          <table:table-cell office:value-type="string">
            <text:p>Orthodontist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5709.92">
            <text:p>5709.9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4327.39">
            <text:p>4327.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1012.05">
            <text:p>1012.05</text:p>
          </table:table-cell>
          <table:table-cell table:number-columns-repeated="1021"/>
        </table:table-row>
      </table:table>
      <table:table table:name="2010" table:style-name="ta1" table:print="false">
        <table:table-column table:style-name="co19" table:default-cell-style-name="Default"/>
        <table:table-column table:style-name="co3" table:default-cell-style-name="Default"/>
        <table:table-row table:style-name="ro2">
          <table:table-cell office:value-type="string">
            <text:p>Stonecrest medical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string">
            <text:p>Physician mgmt</text:p>
          </table:table-cell>
          <table:table-cell office:value-type="float" office:value="76.16">
            <text:p>76.16</text:p>
          </table:table-cell>
        </table:table-row>
        <table:table-row table:style-name="ro1">
          <table:table-cell office:value-type="string">
            <text:p>SE Emergency Physicians</text:p>
          </table:table-cell>
          <table:table-cell office:value-type="float" office:value="451.28">
            <text:p>451.28</text:p>
          </table:table-cell>
        </table:table-row>
        <table:table-row table:style-name="ro2">
          <table:table-cell office:value-type="string">
            <text:p>Stonecrest medical</text:p>
          </table:table-cell>
          <table:table-cell office:value-type="float" office:value="539.5">
            <text:p>539.5</text:p>
          </table:table-cell>
        </table:table-row>
        <table:table-row table:style-name="ro1">
          <table:table-cell office:value-type="string">
            <text:p>Paragon Medical</text:p>
          </table:table-cell>
          <table:table-cell office:value-type="float" office:value="551.43">
            <text:p>551.43</text:p>
          </table:table-cell>
        </table:table-row>
        <table:table-row table:style-name="ro1">
          <table:table-cell office:value-type="string">
            <text:p>Mt. Juliet dentist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Mt. Juliet dentist</text:p>
          </table:table-cell>
          <table:table-cell office:value-type="float" office:value="120">
            <text:p>120</text:p>
          </table:table-cell>
        </table:table-row>
      </table:table>
      <table:table table:name="2009" table:style-name="ta1" table:print="false">
        <table:table-column table:style-name="co20" table:default-cell-style-name="ce3"/>
        <table:table-column table:style-name="co3" table:number-columns-repeated="1023" table:default-cell-style-name="ce3"/>
        <table:table-row table:style-name="ro1">
          <table:table-cell table:style-name="ce4" office:value-type="string">
            <text:p>Income</text:p>
          </table:table-cell>
          <table:table-cell table:style-name="ce4" table:number-columns-repeated="6"/>
          <table:table-cell table:style-name="ce4" office:value-type="string">
            <text:p>Expenses</text:p>
          </table:table-cell>
          <table:table-cell table:style-name="ce4" table:number-columns-repeated="1016"/>
        </table:table-row>
        <table:table-row table:style-name="ro2">
          <table:table-cell office:value-type="string">
            <text:p>W-2 (Oreck)</text:p>
          </table:table-cell>
          <table:table-cell office:value-type="string">
            <text:p>Wages</text:p>
          </table:table-cell>
          <table:table-cell table:number-columns-repeated="2" office:value-type="float" office:value="79051.23">
            <text:p>79051.2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ed</text:p>
          </table:table-cell>
          <table:table-cell office:value-type="float" office:value="6237.08">
            <text:p>6237.0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SN</text:p>
          </table:table-cell>
          <table:table-cell office:value-type="float" office:value="5066.4">
            <text:p>5066.4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edicare</text:p>
          </table:table-cell>
          <table:table-cell office:value-type="float" office:value="1184.88">
            <text:p>1184.88</text:p>
          </table:table-cell>
          <table:table-cell table:number-columns-repeated="1021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3">02/03/2011</text:date>, <text:time>08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Greenwell</meta:initial-creator>
    <meta:creation-date>2010-12-29T22:34:51.44</meta:creation-date>
    <dc:date>2011-02-03T08:12:10.90</dc:date>
    <dc:creator>Jeff Greenwell</dc:creator>
    <meta:editing-duration>PT03H49M31S</meta:editing-duration>
    <meta:editing-cycles>7</meta:editing-cycles>
    <meta:generator>OpenOffice.org/3.2$Win32 OpenOffice.org_project/320m18$Build-9502</meta:generator>
    <meta:document-statistic meta:table-count="9" meta:cell-count="238" meta:object-count="0"/>
  </office:meta>
</office:document-meta>
</file>